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153c" officeooo:paragraph-rsid="0008153c"/>
    </style:style>
    <style:style style:name="P2" style:family="paragraph" style:parent-style-name="Heading_20_1">
      <style:text-properties fo:language="it" fo:country="IT" officeooo:paragraph-rsid="0007a699"/>
    </style:style>
    <style:style style:name="P3" style:family="paragraph" style:parent-style-name="Heading_20_1">
      <style:text-properties officeooo:rsid="0008153c" officeooo:paragraph-rsid="0008153c"/>
    </style:style>
    <style:style style:name="P4" style:family="paragraph" style:parent-style-name="Subtitle">
      <style:text-properties fo:language="it" fo:country="IT" officeooo:rsid="0007a699" officeooo:paragraph-rsid="0007a699" style:language-asian="zxx" style:country-asian="none" style:language-complex="zxx" style:country-complex="none"/>
    </style:style>
    <style:style style:name="P5" style:family="paragraph" style:parent-style-name="Text_20_body">
      <style:text-properties fo:language="it" fo:country="IT" officeooo:rsid="0007a699" officeooo:paragraph-rsid="0007a699" style:language-asian="zxx" style:country-asian="none" style:language-complex="zxx" style:country-complex="none"/>
    </style:style>
    <style:style style:name="P6" style:family="paragraph" style:parent-style-name="Text_20_body">
      <style:text-properties fo:language="it" fo:country="IT" officeooo:rsid="0008153c" officeooo:paragraph-rsid="0008153c" style:language-asian="zxx" style:country-asian="none" style:language-complex="zxx" style:country-complex="none"/>
    </style:style>
    <style:style style:name="P7" style:family="paragraph" style:parent-style-name="Text_20_body">
      <style:text-properties fo:language="it" fo:country="IT" officeooo:rsid="000a4913" officeooo:paragraph-rsid="000a4913" style:language-asian="zxx" style:country-asian="none" style:language-complex="zxx" style:country-complex="none"/>
    </style:style>
    <style:style style:name="P8" style:family="paragraph" style:parent-style-name="Text_20_body">
      <style:text-properties fo:language="it" fo:country="IT" officeooo:rsid="0007a699" officeooo:paragraph-rsid="0007a699"/>
    </style:style>
    <style:style style:name="P9" style:family="paragraph" style:parent-style-name="Text_20_body">
      <style:text-properties officeooo:rsid="0008153c" officeooo:paragraph-rsid="0008153c"/>
    </style:style>
    <style:style style:name="P10" style:family="paragraph" style:parent-style-name="Title">
      <style:text-properties fo:language="it" fo:country="IT" officeooo:rsid="0007a699" officeooo:paragraph-rsid="0007a699" style:language-asian="zxx" style:country-asian="none" style:language-complex="zxx" style:country-complex="none"/>
    </style:style>
    <style:style style:name="T1" style:family="text">
      <style:text-properties officeooo:rsid="0007a699"/>
    </style:style>
    <style:style style:name="T2" style:family="text">
      <style:text-properties fo:language="it" fo:country="IT"/>
    </style:style>
    <style:style style:name="T3" style:family="text">
      <style:text-properties fo:language="it" fo:country="IT" officeooo:rsid="0007a699"/>
    </style:style>
    <style:style style:name="T4" style:family="text">
      <style:text-properties officeooo:rsid="0008cf81"/>
    </style:style>
    <style:style style:name="T5" style:family="text">
      <style:text-properties officeooo:rsid="000a4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lazione</text:p>
      <text:p text:style-name="P4">Relazione del progetto di Programmazione di Reti 2022</text:p>
      <text:p text:style-name="P5"/>
      <text:p text:style-name="P5">Il progetto è formato da due file eseguibili programmati in Python: client.py e server.py. I nomi dei due file descrivono il loro ruolo all'interno del progetto.</text:p>
      <text:p text:style-name="P5">All’interno del file proto.md è possibile consultare una breve specifica del protocollo di comunicazione utilizzato, il quale si basa su UDP.</text:p>
      <text:p text:style-name="P6">Sia il client che il server fanno uso di frammentazione dei pacchetti. Se i pacchetti da inviare superano i 4096 byte, <text:span text:style-name="T5">essi</text:span> vengono frammentati per poi essere ricomposti dal <text:span text:style-name="T4">ricevente</text:span>.</text:p>
      <text:p text:style-name="P7">Le strutture dati utilizzate corrispondono a quelle di Python, non ho avuto necessità di crearne di nuove.</text:p>
      <text:h text:style-name="P2" text:outline-level="1"><text:span text:style-name="T1">Client</text:span></text:h>
      <text:p text:style-name="P8">Il client è contenuto nel file client.py al quale, nel momento dell’avvio da console, è necessario fornire l’indirizzo IP del server e la porta attraverso la quale avverrà la comunicazione. All’inizio dell’esecuzione, il programma mostra una scelta di comandi da usare con i rispettivi argomenti richiesti ed una descrizione di ciò che fanno.</text:p>
      <text:h text:style-name="P3" text:outline-level="1">Server</text:h>
      <text:p text:style-name="P9">Il server<text:span text:style-name="T3"> è </text:span><text:span text:style-name="T2">contenuto nel file server.py al quale</text:span><text:span text:style-name="T3">, nel momento dell’avvio da console, è necessario fornire l’indirizzo IP <text:s/></text:span><text:span text:style-name="T2">e la porta dalle quali ascoltare le nuove connessioni</text:span><text:span text:style-name="T3">. </text:span><text:span text:style-name="T2">Il server risponde autonomamente alle richieste del client ed opera nella directory “share”, creata all’avvio del file eseguibile citato. In tale directory verranno posizionati i file trasferiti da e verso il server stesso.</text:span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IBM Plex Sans Devanagari" style:font-family-complex="'IBM Plex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153c" officeooo:paragraph-rsid="0008153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oardo La Greca, matricola: 0000976628, email: edoardo.lagreca@studio.unibo.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9:30:39.019115007</meta:creation-date>
    <dc:date>2022-06-10T19:49:43.098652285</dc:date>
    <meta:editing-duration>PT19M3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11" meta:word-count="226" meta:character-count="1488" meta:non-whitespace-character-count="1272"/>
  </office:meta>
</office:document-meta>
</file>